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1bcffb" officeooo:paragraph-rsid="001bcffb"/>
    </style:style>
    <style:style style:name="P2" style:family="paragraph" style:parent-style-name="Heading_20_1">
      <style:text-properties officeooo:paragraph-rsid="00202e19"/>
    </style:style>
    <style:style style:name="P3" style:family="paragraph" style:parent-style-name="Standard">
      <style:text-properties officeooo:paragraph-rsid="001e9e8e"/>
    </style:style>
    <style:style style:name="P4" style:family="paragraph" style:parent-style-name="Standard">
      <style:text-properties officeooo:paragraph-rsid="001ecf43"/>
    </style:style>
    <style:style style:name="P5" style:family="paragraph" style:parent-style-name="Standard">
      <style:text-properties officeooo:rsid="001ecf43" officeooo:paragraph-rsid="001ecf43"/>
    </style:style>
    <style:style style:name="P6" style:family="paragraph" style:parent-style-name="Standard">
      <style:text-properties officeooo:paragraph-rsid="00202e19"/>
    </style:style>
    <style:style style:name="P7" style:family="paragraph" style:parent-style-name="Standard">
      <style:text-properties officeooo:rsid="00202e19" officeooo:paragraph-rsid="00202e19"/>
    </style:style>
    <style:style style:name="P8" style:family="paragraph" style:parent-style-name="Standard">
      <style:text-properties officeooo:rsid="00215e4f" officeooo:paragraph-rsid="00215e4f"/>
    </style:style>
    <style:style style:name="P9" style:family="paragraph" style:parent-style-name="Text_20_body">
      <style:paragraph-properties fo:text-align="center" style:justify-single-word="false"/>
    </style:style>
    <style:style style:name="P10" style:family="paragraph" style:parent-style-name="Text_20_body">
      <style:text-properties officeooo:paragraph-rsid="001ecf43"/>
    </style:style>
    <style:style style:name="P11" style:family="paragraph" style:parent-style-name="Text_20_body">
      <style:text-properties officeooo:paragraph-rsid="00202e19"/>
    </style:style>
    <style:style style:name="T1" style:family="text">
      <style:text-properties officeooo:rsid="001e9028"/>
    </style:style>
    <style:style style:name="T2" style:family="text">
      <style:text-properties officeooo:rsid="001e9e8e"/>
    </style:style>
    <style:style style:name="T3" style:family="text">
      <style:text-properties fo:font-weight="bold" style:font-weight-asian="bold" style:font-weight-complex="bold"/>
    </style:style>
    <style:style style:name="T4" style:family="text">
      <style:text-properties officeooo:rsid="001ecf43"/>
    </style:style>
    <style:style style:name="T5" style:family="text">
      <style:text-properties officeooo:rsid="00202e19"/>
    </style:style>
    <style:style style:name="T6"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REA UD. 6 EL CONTRATO DE TRABAJO</text:p>
      <text:p text:style-name="P9"/>
      <text:h text:style-name="Heading_20_1" text:outline-level="1">CUESTIONES:</text:h>
      <text:p text:style-name="Text_20_body"><text:span text:style-name="T3">1.</text:span> Concepto de contrato de trabajo. (0.4 puntos)</text:p>
      <text:p text:style-name="Standard"><text:tab/>El contrato de trabajo es el acuerdo entre trabajador y empresario por el cual el trabajador se compromete a prestar determinados servicios por cuenta ajena a cambio de una retribución.</text:p>
      <text:p text:style-name="Standard"/>
      <text:p text:style-name="Text_20_body"><text:span text:style-name="T3">2.</text:span> ¿En qué pueden trabajar excepcionalmente los menores de 16 años? (0.3 puntos)</text:p>
      <text:p text:style-name="P3"><text:tab/>Los menores de 16 años, no pueden celebrar contrato de trabajo excepto para espectáculos públicos y siempre que cuenten con autorización de los padres o tutores, así como, de la Administración Pública Laboral y siempre que no perjudique su salud o formación profesional.</text:p>
      <text:p text:style-name="P3"/>
      <text:p text:style-name="Text_20_body"><text:span text:style-name="T3">3.</text:span> Diferencia entre contratos indefinidos y contratos temporales. (0.4 puntos)</text:p>
      <text:p text:style-name="Standard"><text:tab/>Los contratos indefinidos son aquellos que establecen una fecha de inicio de la relación laboral, pero no fijan una fecha determinada de finalización. <text:span text:style-name="T2">Mientras que los temporales son aquellos que establecen fecha de inicio y fecha final, pueden ser por circunstancias de la producción o </text:span>por sustitución de personal.</text:p>
      <text:p text:style-name="Standard"/>
      <text:p text:style-name="Text_20_body"><text:span text:style-name="T3">4.</text:span> ¿Cuál es la finalidad del contrato de formación en alternancia? (0.4)</text:p>
      <text:p text:style-name="P3"><text:tab/>Su finalidad es la de compatibilizar una actividad laboral retribuida con procesos formativos de formación profesional, estudios universitarios o del Catálogo formativas del Sistema.</text:p>
      <text:p text:style-name="P3"/>
      <text:p text:style-name="Text_20_body"><text:span text:style-name="T3">5.</text:span> ¿Cuál es la finalidad del contrato para la obtención de la práctica profesional? (0.6)</text:p>
      <text:p text:style-name="Standard"><text:tab/>Su finalidad es obtener la práctica profesional adecuada al correspondiente nivel de estudios.</text:p>
      <text:p text:style-name="Standard"/>
      <text:p text:style-name="Text_20_body"><text:tab/><text:span text:style-name="T3">a.</text:span> ¿Qué dos requisitos han de reunir los trabajadores para que pueda celebrarse con ellos un contrato en prácticas?</text:p>
      <text:p text:style-name="Text_20_body"><text:tab/><text:span text:style-name="T2">Son tres los requisitos que han de cumplir los trabajadores:</text:span></text:p>
      <text:p text:style-name="P3"><text:tab/><text:span text:style-name="T2">* </text:span>Poseer un título universitario, de grado medio o superior, de especialista o máster, certificado del sistema de formación profesional o un título de enseñanzas artísticas o deportivas. </text:p>
      <text:p text:style-name="P3"><text:tab/><text:span text:style-name="T2">* </text:span>Debe realizarse dentro de los 3 años, o de los 5 años si se concierta con una persona con discapacidad, desde la finalización de los correspondientes estudios. </text:p>
      <text:p text:style-name="P3"><text:span text:style-name="T2"><text:tab/>* </text:span>No podrá celebrarse con quien ya haya obtenido experiencia profesional o realizado actividad formativa en la misma actividad dentro de la empresa por un tiempo superior.</text:p>
      <text:p text:style-name="Standard"/>
      <text:p text:style-name="Standard"/>
      <text:p text:style-name="Standard"/>
      <text:p text:style-name="Text_20_body"><text:soft-page-break/><text:span text:style-name="T3">6.</text:span> ¿Cuándo puede llevarse a cabo un contrato por circunstancias de la producción? (0.4)</text:p>
      <text:p text:style-name="Standard"><text:tab/>Se consideran circunstancias de la producción o causas de este contrato:</text:p>
      <text:p text:style-name="Standard"><text:span text:style-name="T4"><text:tab/>*</text:span> El incremento ocasional, imprevisible de la actividad de la empresa.</text:p>
      <text:p text:style-name="P4"><text:span text:style-name="T4"><text:tab/>* </text:span>Las oscilaciones en las necesidades de personal que generan un desajuste temporal de la <text:tab/>plantilla (incluye a aquellas que derivan de vacaciones anuales).</text:p>
      <text:p text:style-name="P4"><text:span text:style-name="T4"><text:tab/>* </text:span>El incremento ocasional, previsible y con una duración reducida y delimitada.</text:p>
      <text:p text:style-name="P4"/>
      <text:p text:style-name="Text_20_body"><text:span text:style-name="T3">7.</text:span> ¿Qué es un contrato a tiempo parcial? (0.6)</text:p>
      <text:p text:style-name="Standard"><text:tab/>El contrato de trabajo se entenderá celebrado a tiempo parcial cuando se haya acordado la prestación de servicios durante un número de horas al día, semana, mes o año inferior a la jornada de trabajo de un trabajador a tiempo completo comparable. </text:p>
      <text:p text:style-name="Standard"/>
      <text:p text:style-name="Text_20_body"><text:span text:style-name="T3"><text:tab/>a.</text:span> ¿Pueden realizar horas extraordinarias los contratados a tiempo parcial?</text:p>
      <text:p text:style-name="Standard"><text:tab/>Los trabajadores a tiempo parcial no podrán realizar horas extraordinarias, salvo en los supuestos a los que se refiere el artículo 35.3 del Estatuto de los Trabajadores <text:span text:style-name="T4">el cual dice lo siguiente:</text:span></text:p>
      <text:p text:style-name="Standard"><text:tab/>No se tendrá en cuenta, a efectos de la duración máxima de la jornada ordinaria laboral, ni para el cómputo del número máximo de las horas extraordinarias autorizadas, el exceso de las trabajadas para prevenir o reparar siniestros y otros daños extraordinarios y urgentes, sin perjuicio de su compensación como horas extraordinarias.</text:p>
      <text:p text:style-name="Standard"/>
      <text:p text:style-name="Text_20_body"><text:span text:style-name="T3"><text:tab/>b.</text:span> ¿Qué son las horas complementarias? ¿Cuáles son sus características?</text:p>
      <text:p text:style-name="Standard"><text:tab/>Se consideran horas complementarias las realizadas como adición a las horas ordinarias pactadas en el contrato a tiempo parcial, conforme a las siguientes reglas, <text:span text:style-name="T4">siempre y cuando el convenio no establezca otras pautas</text:span>:</text:p>
      <text:p text:style-name="Standard"><text:span text:style-name="T4"><text:tab/>*</text:span> <text:span text:style-name="T4">Son pactadas por escrito entre empresario y trabajador siempre y cuando la jornada de <text:tab/>trabajo no sea inferior a 10 horas semanales en computo anual.</text:span></text:p>
      <text:p text:style-name="P4"><text:tab/><text:span text:style-name="T4">*</text:span> No pueden excederse del 30% de las horas ordinarias de trabajo.</text:p>
      <text:p text:style-name="Standard"><text:tab/><text:span text:style-name="T4">* Se debe notificar su realización como mínimo con un preaviso de 3 días por parte de la <text:tab/>empresa.</text:span></text:p>
      <text:p text:style-name="Standard"><text:span text:style-name="T4"><text:tab/>*</text:span> Las horas complementarias efectivamente realizadas se retribuirán como ordinarias.</text:p>
      <text:p text:style-name="Standard"/>
      <text:p text:style-name="Text_20_body"><text:span text:style-name="T3">8.</text:span> ¿Cuándo se formalizará un contrato fijo discontinuo? (0.4)</text:p>
      <text:p text:style-name="P5"><text:tab/>Se formalizará un contrato fijo discontinuo en los siguientes casos:</text:p>
      <text:p text:style-name="Standard"><text:span text:style-name="T4"><text:tab/>* Cuando los t</text:span>rabajos <text:span text:style-name="T4">sean</text:span> de naturaleza estacional o actividades productivas de</text:p>
      <text:p text:style-name="P4"><text:tab/>temporada. </text:p>
      <text:p text:style-name="P4"><text:span text:style-name="T4"><text:tab/>* Cuando</text:span> supon<text:span text:style-name="T4">ga</text:span>n una prestación intermitente y ten<text:span text:style-name="T4">ga</text:span>n periodos de</text:p>
      <text:p text:style-name="P4"><text:tab/>ejecución ciertos, determinados o indeterminados. </text:p>
      <text:p text:style-name="P4"><text:span text:style-name="T4"><text:tab/>* Cuando la</text:span> <text:span text:style-name="T4">p</text:span>restación de servicios <text:span text:style-name="T4">sea </text:span>a través de contratas, para trabajos previsibles y que <text:tab/>formen parte de la actividad ordinaria de la empresa contratista.<text:span text:style-name="T4"> </text:span></text:p>
      <text:p text:style-name="P4"><text:span text:style-name="T4"><text:tab/>* Cuando sea para </text:span>la cobertura con trabajadores de ETT de trabajos temporales de las</text:p>
      <text:p text:style-name="Standard"><text:tab/>empresas usuarias.</text:p>
      <text:p text:style-name="Standard"/>
      <text:p text:style-name="Standard"/>
      <text:p text:style-name="Standard"/>
      <text:p text:style-name="Standard"/>
      <text:p text:style-name="Text_20_body"><text:soft-page-break/><text:span text:style-name="T3">9.</text:span> ¿En qué consiste la actividad de una Empresa de Trabajo Temporal (E.T.T.)? (0.4)</text:p>
      <text:p text:style-name="Standard"><text:tab/>Una empresa de trabajo temporal es aquella cuya actividad consiste en poner a</text:p>
      <text:p text:style-name="Standard">disposición de otra empresa a personas trabajadoras para su colocación.</text:p>
      <text:p text:style-name="Standard"/>
      <text:p text:style-name="Text_20_body"><text:span text:style-name="T3"><text:tab/>a.</text:span> ¿Qué retribución tiene derecho a percibir, como mínimo, el trabajador contratado por una E.T.T.?</text:p>
      <text:p text:style-name="Standard"><text:tab/>La retribución que le corresponde a la persona trabajadora cedida es la misma retribución que a las personas trabajadoras de la empresa usuaria, incluyendo la parte proporcional del descanso semanal, pagas extraordinarias, festivos y vacaciones.</text:p>
      <text:p text:style-name="Standard"/>
      <text:h text:style-name="Heading_20_1" text:outline-level="1">PARA PRACTICAR (0.4 puntos cada pregunta)</text:h>
      <text:p text:style-name="P10"><text:span text:style-name="T3">1.</text:span> Pedro Valero, de 23 años, terminó sus estudios de formación profesional de Técnico en Equipos e Instalaciones Electrotécnicas hace dos años. Pretenden hacerle un contrato de 6 meses como instalador eléctrico pagándole lo mínimo posible, pues, al carecer de experiencia, debe practicar sus conocimientos y adaptarse al puesto.</text:p>
      <text:p text:style-name="P10">Identifica el tipo de contrato idóneo para este caso.</text:p>
      <text:p text:style-name="P5"><text:tab/>Contrato para la obtención de la práctica profesional, por no haber pasado 3 años desde que ha terminado los estudios, no tener experiencia en el sector y la duración del contrato de 6 meses, y no superior a 1 año.</text:p>
      <text:p text:style-name="P4"/>
      <text:p text:style-name="Text_20_body"><text:span text:style-name="T3">2.</text:span> María Pérez, de 19 años, ha firmado un contrato de 1 año para ser formada como auxiliar de oficina. Pasa el 35% de la jornada en un centro de formación teórica y el resto en la empresa (la jornada habitual de la empresa es de 40 horas semanales). Pretenden abonarle el mínimo posible.</text:p>
      <text:p text:style-name="Text_20_body">Identifica el tipo de contrato idóneo para este caso.</text:p>
      <text:p text:style-name="Standard"><text:tab/><text:span text:style-name="T4">Contrato de formación en alternancia, por carecer de la cualificación profesional, tener menos de 30 años y el tiempo de trabajo efectivo cumple con el máximo de 65%.</text:span></text:p>
      <text:p text:style-name="Standard"/>
      <text:p text:style-name="Text_20_body"><text:span text:style-name="T3">3. </text:span>Virginia ha terminado hace 2 años la carrera de Pedagogía, obteniendo la correspondiente titulación. En este tiempo ha estado contratada en prácticas por una empresa durante un período de 6 meses. Actualmente se encuentra desempleada y existe otra empresa interesada en contratarla en prácticas.</text:p>
      <text:p text:style-name="Text_20_body">Razona si esto es posible.</text:p>
      <text:p text:style-name="P4"><text:tab/><text:span text:style-name="T5">Si, siempre y cuando la suma de los contratos en practicas no superen el tiempo máximo para este tipo de contratos.</text:span></text:p>
      <text:p text:style-name="P4"/>
      <text:p text:style-name="P4"/>
      <text:p text:style-name="P4"/>
      <text:p text:style-name="P4"/>
      <text:p text:style-name="P4"/>
      <text:p text:style-name="P4"/>
      <text:p text:style-name="P11"><text:soft-page-break/><text:span text:style-name="T3">4. </text:span>Una empresa de publicidad quiere contratar un informático por el tiempo que tarde en instalar un nuevo software en sus equipos.</text:p>
      <text:p text:style-name="P11">¿Qué contrato le hará?</text:p>
      <text:p text:style-name="Standard"><text:tab/><text:span text:style-name="T5">Para cubrir esa necesidad se puede hacer un contrato de puesta a disposición con una ETT</text:span> o contratar los servicios de otras compañías que realicen aquellos trabajos que no ejecuta el personal de <text:span text:style-name="T5">la propia empresa.</text:span></text:p>
      <text:p text:style-name="Standard"/>
      <text:p text:style-name="Text_20_body"><text:span text:style-name="T3">5. </text:span>Robert tiene un contrato como monitor en una estación de esquí. La empresa le reclama al comienzo de la temporada, pero las fechas de inicio y finalización de los servicios son inciertas porque dependen de la climatología. Al terminar el período, el trabajador cesa su actividad y vuelve a ser llamado al inicio de la siguiente temporada.</text:p>
      <text:p text:style-name="P11">¿Ante qué tipo de contrato nos encontramos?</text:p>
      <text:p text:style-name="Text_20_body"><text:tab/><text:span text:style-name="T5">En este caso se recurriría al contrato fijo-discontinuo que es el utilizado para la ejecución de trabajos fijos, pero discontinuos en el tiempo. En este caso seria un trabajo de naturaleza estacional o actividades productivas de temporada.</text:span><text:line-break/><text:line-break/><text:span text:style-name="T3">6.</text:span> ¿Qué modalidad contractual es la adecuada? Carla va a comenzar a trabajar en una heladería el próximo día 1 de junio. Su jefe le dice que tiene que empezar 15 días antes a modo de periodo de prueba y que, si le gusta cómo trabaja, entonces le formalizarán el contrato. Su jefe le dice que durante estos 15 días cobrará menos por estar a prueba. </text:p>
      <text:p text:style-name="Text_20_body">¿Es correcta la actuación de la empresa?</text:p>
      <text:p text:style-name="P11"><text:tab/><text:span text:style-name="T5">Por el tipo de trabajo y el mes de contratación es posible que el contrato al que se debe relacionar sea el de fijo-discontinuo ya que se trata de una heladería que se acoja a actividades productivas de temporada.<text:line-break/><text:tab/>La actuación de la empresa no, el periodo de prueba comienza el mismo día que comienza el trabajo y su retribución es la misma que el resto del periodo. La única diferencia es que mientras se está dentro del periodo de prueba se puede dar por finalizado el contrato por cualquiera de las partes sin necesidad de preaviso.<text:line-break/><text:tab/>Como no sabemos los estudios de Carla, el convenio colectivo, el tamaño de la empresa ni el tipo de contrato no podemos determinar la duración de periodo de prueba, que pueden ir desde 2 a 6 meses, pero en ninguno de los casos puede ser de 15 días.</text:span></text:p>
      <text:p text:style-name="P4"/>
      <text:p text:style-name="Text_20_body"><text:span text:style-name="T3">7. </text:span>La empresa EL CONSORCIO, S.A., cuya jornada semanal es de 40 horas, quiere formalizar un contrato a tiempo parcial con una jornada de 36 horas semanales.</text:p>
      <text:p text:style-name="Text_20_body">¿Es ello posible?, ¿podría realizar horas extraordinarias?</text:p>
      <text:p text:style-name="P7">Si, pero no seria posible realizar horas extraordinarias.</text:p>
      <text:p text:style-name="P7"/>
      <text:p text:style-name="P7"/>
      <text:p text:style-name="P7"/>
      <text:p text:style-name="P4"/>
      <text:p text:style-name="Text_20_body"><text:soft-page-break/><text:span text:style-name="T3">8.</text:span> A Pepa le han propuesto teletrabajar en su casa e ir a la oficina un día a la semana.</text:p>
      <text:p text:style-name="Text_20_body">¿Ante qué contrato nos encontramos?</text:p>
      <text:p text:style-name="P5"><text:tab/>El teletrabajo no implica ningún tipo de <text:span text:style-name="T5">contrato en</text:span> concreto. Sino que es aquel trabajo que no exige una presencia en el lugar de trabajo y para el que se utiliza como herramienta principal de trabajo las nuevas tecnologías de la información y la comunicación (TIC).</text:p>
      <text:p text:style-name="P4"/>
      <text:p text:style-name="Text_20_body"><text:span text:style-name="T3">9.</text:span> Una empresa quiere contratar a un operario para que trabaje los lunes y los viernes de cada semana, pues son los días de mayor actividad en la empresa.</text:p>
      <text:p text:style-name="Text_20_body">¿Qué contrato debe formalizar<text:span text:style-name="T4">l</text:span>e?</text:p>
      <text:p text:style-name="P6"><text:tab/><text:span text:style-name="T5">Se podría hacer un contrato fijo-discontinuo ya que es el que se celebra para la ejecución de trabajos fijos, pero discontinuos en el tiempo y es un trabajo que supone una prestación intermitente y tienen periodos de </text:span>ejecución ciertos, determinados o indeterminados.</text:p>
      <text:p text:style-name="Standard"/>
      <text:h text:style-name="Heading_20_1" text:outline-level="1">TEST (0.25 puntos cada pregunta)</text:h>
      <text:p text:style-name="Text_20_body"><text:span text:style-name="T3">1. </text:span>Los menores de edad:</text:p>
      <text:p text:style-name="Standard">a. <text:span text:style-name="T6">Pueden trabajar desde los 16 años con el consentimiento de sus padres o tutores.</text:span></text:p>
      <text:p text:style-name="Standard">b. Pueden trabajar desde los 17 años sin necesidad de consentimiento.</text:p>
      <text:p text:style-name="Standard">c. No pueden trabajar en ningún sector salvo en hostelería.</text:p>
      <text:p text:style-name="Standard"/>
      <text:p text:style-name="Text_20_body"><text:span text:style-name="T3">2. </text:span>El empresario puede ser una persona…</text:p>
      <text:p text:style-name="Standard">a. Jurídica.</text:p>
      <text:p text:style-name="Standard">b. Física</text:p>
      <text:p text:style-name="Standard">c. <text:span text:style-name="T6">Tanto física como jurídica.</text:span></text:p>
      <text:p text:style-name="Standard"/>
      <text:p text:style-name="Text_20_body"><text:span text:style-name="T3">3. </text:span>Durante el periodo de prueba de un contrato las empresas:</text:p>
      <text:p text:style-name="Standard">a. Podrán extinguir los contratos de los empleados preavisándolos con quince días.</text:p>
      <text:p text:style-name="Standard">b. <text:span text:style-name="T6">Podrán extinguir los contratos, puesto que el trabajador aún no está definitivamente incorporado en la empresa.</text:span></text:p>
      <text:p text:style-name="Standard">c. No podrán extinguir los contratos sin alegar una razón que justifique la medida.</text:p>
      <text:p text:style-name="Standard"/>
      <text:p text:style-name="Text_20_body"><text:span text:style-name="T3">4. </text:span>El período de prueba de un contrato para la práctica profesional realizado a un técnico superior no puede…</text:p>
      <text:p text:style-name="Standard">a. Exceder de 15 días.</text:p>
      <text:p text:style-name="Standard">b. <text:span text:style-name="T6">Exceder de 1 mes.</text:span></text:p>
      <text:p text:style-name="Standard">c. Exceder de 2 meses.</text:p>
      <text:p text:style-name="Standard"/>
      <text:p text:style-name="Text_20_body"><text:span text:style-name="T3">5. </text:span>El contrato de trabajo para la formación en alternancia se cotiza para que la persona trabajadora tenga cubiertas…</text:p>
      <text:p text:style-name="Standard">a. <text:span text:style-name="T6">Todas las prestaciones de la Seguridad Social.</text:span></text:p>
      <text:p text:style-name="Standard">b. Solamente la prestación sanitaria.</text:p>
      <text:p text:style-name="Standard">c. Solamente la incapacidad temporal.</text:p>
      <text:p text:style-name="Text_20_body"><text:soft-page-break/><text:span text:style-name="T3">6. </text:span>La duración máxima de un contrato eventual por circunstancias de la producción en caso de una actividad ocasional e imprevisible será:</text:p>
      <text:p text:style-name="Standard">a. Un año.</text:p>
      <text:p text:style-name="Standard">b. No tiene duración máxima.</text:p>
      <text:p text:style-name="Standard">c. <text:span text:style-name="T6">Seis meses.</text:span></text:p>
      <text:p text:style-name="Standard"/>
      <text:p text:style-name="Text_20_body"><text:span text:style-name="T3">7. </text:span>El contrato por sustitución, cuando se realice para cubrir temporalmente un puesto mientras se lleva a cabo el proceso de selección, tiene una duración máxima de:</text:p>
      <text:p text:style-name="Standard">a. Un mes.</text:p>
      <text:p text:style-name="Standard">b. Dos meses.</text:p>
      <text:p text:style-name="Standard">c. <text:span text:style-name="T6">Tres meses.</text:span></text:p>
      <text:p text:style-name="Standard"/>
      <text:p text:style-name="Text_20_body"><text:span text:style-name="T3">8. </text:span>La duración máxima de un contrato en prácticas es de:</text:p>
      <text:p text:style-name="Standard">a. Seis meses.</text:p>
      <text:p text:style-name="Standard">b. Un año.</text:p>
      <text:p text:style-name="Standard">c. <text:span text:style-name="T6">Dos años.</text:span></text:p>
      <text:p text:style-name="Standard"/>
      <text:p text:style-name="Text_20_body"><text:span text:style-name="T3">9. </text:span>Con relación a los trabajadores contratados por una ETT, indica que afirmación es correcta:</text:p>
      <text:p text:style-name="Standard">a. La retribución la abona la ETT.</text:p>
      <text:p text:style-name="Standard">b. La vigilancia de la salud la realiza la ETT.</text:p>
      <text:p text:style-name="Standard">c. <text:span text:style-name="T6">Todas las opciones son verdaderas.</text:span></text:p>
      <text:p text:style-name="Standard"/>
      <text:p text:style-name="Text_20_body"><text:span text:style-name="T3">10. </text:span>Al finalizar el contrato, el trabajador de una ETT tendrá derecho a recibir una indemnización de:</text:p>
      <text:p text:style-name="Standard">a. <text:span text:style-name="T6">12 días por año de servicio o la parte proporcional si tiene una duración inferior.</text:span></text:p>
      <text:p text:style-name="Standard">b. 15 días por año de servicio o la parte proporcional si tiene una duración inferior.</text:p>
      <text:p text:style-name="Standard">c. 30 días por año de servicio o la parte proporcional.</text:p>
      <text:p text:style-name="Standard"/>
      <text:h text:style-name="P2" text:outline-level="1"><text:span text:style-name="T5">PARTICIPACIÓN EN EL FORO</text:span></text:h>
      <text:p text:style-name="P8">Aunque una pequeña parte escogerán un trabajo que la mayoría no se eligen que sea a media jornada, sino que se cogen por necesidad aunque una pequeña parte puede que los 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cffb" officeooo:paragraph-rsid="001bcffb"/>
    </style:style>
    <style:style style:name="MT1" style:family="text">
      <style:text-properties officeooo:rsid="001e90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L<text:tab/><text:tab/>Jose Manuel Moreno Bolivar</text:p>
        <text:p text:style-name="MP1">UD.0<text:span text:style-name="MT1">6</text:span><text:tab/><text:tab/>1ºDA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9T19:26:48.547000000</meta:creation-date>
    <dc:date>2022-12-13T19:00:11.527000000</dc:date>
    <meta:editing-duration>P2DT7H21M</meta:editing-duration>
    <meta:editing-cycles>8</meta:editing-cycles>
    <meta:generator>LibreOffice/7.4.2.3$Windows_X86_64 LibreOffice_project/382eef1f22670f7f4118c8c2dd222ec7ad009daf</meta:generator>
    <meta:document-statistic meta:table-count="0" meta:image-count="0" meta:object-count="0" meta:page-count="6" meta:paragraph-count="119" meta:word-count="2094" meta:character-count="12648" meta:non-whitespace-character-count="10614"/>
  </office:meta>
</office:document-meta>
</file>